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24bba" officeooo:paragraph-rsid="00124bba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8 暗光鳥咧叫的時</text:p>
        <text:p text:style-name="P1"/>
        <text:p text:style-name="P1">「你有十箍無？」</text:p>
        <text:p text:style-name="P1">“Lí ū tsa̍p khoo --bô?” </text:p>
        <text:p text:style-name="P1"/>
        <text:p text:style-name="P1">拄共車停好，</text:p>
        <text:p text:style-name="P1">Tú kā tshia thîng hó, </text:p>
        <text:p text:style-name="P1"/>
        <text:p text:style-name="P1">一个少年仔行倚來我身軀邊按呢問。</text:p>
        <text:p text:style-name="P1">tsi̍t ê siàu-liân-á kiânn uá lâi guá sin-khu-pinn án-ne mn̄g. </text:p>
        <text:p text:style-name="P1"/>
        <text:p text:style-name="P1">心情當齷齪，</text:p>
        <text:p text:style-name="P1">Sim-tsîng tng ak-tsak, </text:p>
        <text:p text:style-name="P1"/>
        <text:p text:style-name="P1">共幌頭講無，</text:p>
        <text:p text:style-name="P1">kā hàinn thâu kóng bô, </text:p>
        <text:p text:style-name="P1"/>
        <text:p text:style-name="P1">就無閣插伊。</text:p>
        <text:p text:style-name="P1">tō bô koh tshap --i. </text:p>
        <text:p text:style-name="P1"/>
        <text:p text:style-name="P1">逐年佇暗光鳥咧叫的這个時陣，</text:p>
        <text:p text:style-name="P1">Ta̍k nî tī àm-kong-tsiáu teh kiò ê tsit ê sî-tsūn, </text:p>
        <text:p text:style-name="P1"/>
        <text:p text:style-name="P1">阮的神經線就愛開始絞予絚，</text:p>
        <text:p text:style-name="P1">guán ê sîn-king suànn tō ài khai-sí ká hōo ân, </text:p>
        <text:p text:style-name="P1"/>
        <text:p text:style-name="P1">因為大漢後生致著「躁鬱症」，</text:p>
        <text:p text:style-name="P1">in-uī tuā-hàn hāu-senn tì-tio̍h “sò-ut-tsìng” , </text:p>
        <text:p text:style-name="P1"/>
        <text:p text:style-name="P1">佇三、四月春天桃花開的時上𠢕發作。</text:p>
        <text:p text:style-name="P1">tī sann, sì-gue̍h tshun-thinn thô-hue khui ê sî siōng gâu huat-tsok. </text:p>
        <text:p text:style-name="P1"/>
        <text:p text:style-name="P1">症頭若夯起來，</text:p>
        <text:p text:style-name="P1">Tsìng-thâu nā giâ --khí-lâi, </text:p>
        <text:p text:style-name="P1"/>
        <text:p text:style-name="P1">阮規家伙仔就予伊舞甲捙跋反。</text:p>
        <text:p text:style-name="P1">guán kui-ke-hué-á tō hōo i bú kah tshia-pua̍h-píng.</text:p>
        <text:p text:style-name="P1"/>
        <text:p text:style-name="P1"/>
        <text:p text:style-name="P1"/>
        <text:p text:style-name="P1"/>
        <text:p text:style-name="P1">這是伊致病了後第三擺發作，</text:p>
        <text:p text:style-name="P1">Tse sī i tì-pēnn liáu-āu tē-sann pái huat-tsok, </text:p>
        <text:p text:style-name="P1"/>
        <text:p text:style-name="P1">送伊來蹛精神病院，</text:p>
        <text:p text:style-name="P1">sàng i lâi tuà tsing-sîn pēnn-īnn, </text:p>
        <text:p text:style-name="P1"/>
        <text:p text:style-name="P1">阮嘛足姑不而將。</text:p>
        <text:p text:style-name="P1">guán mā tsiok koo-put-jî-tsiong. </text:p>
        <text:p text:style-name="P1"/>
        <text:p text:style-name="P1">伊是一个真守本份的囡仔，</text:p>
        <text:p text:style-name="P1">I sī tsi̍t ê tsin siú pún-hūn ê gín-á, </text:p>
        <text:p text:style-name="P1"/>
        <text:p text:style-name="P1">彼當陣伊為著欲成全我進修的心願，</text:p>
        <text:p text:style-name="P1">hit-tang-tsūn i uī-tio̍h beh sîng-tsuân guá tsìn-siu ê sim-guān, </text:p>
        <text:p text:style-name="P1"/>
        <text:p text:style-name="P1">高職畢業的時，</text:p>
        <text:p text:style-name="P1">ko-tsit pit-gia̍p ê sî,</text:p>
        <text:p text:style-name="P1"/>
        <text:p text:style-name="P1">放棄升學的機會去做志願役。</text:p>
        <text:p text:style-name="P1">hòng-khì sing-ha̍k ê ki-huē khì tsò tsì-guān-i̍k. </text:p>
        <text:p text:style-name="P1"/>
        <text:p text:style-name="P1">阮有約束，</text:p>
        <text:p text:style-name="P1"><text:soft-page-break/>Guán ū iok-sok, </text:p>
        <text:p text:style-name="P1"/>
        <text:p text:style-name="P1">等我畢業換伊轉來讀冊。</text:p>
        <text:p text:style-name="P1">tán guá pit-gia̍p uānn i tńg--lâi tha̍k-tsheh. </text:p>
        <text:p text:style-name="P1"/>
        <text:p text:style-name="P1">無疑悟，</text:p>
        <text:p text:style-name="P1">Bô-gî-ngōo, </text:p>
        <text:p text:style-name="P1"/>
        <text:p text:style-name="P1">才做兩年半，</text:p>
        <text:p text:style-name="P1">tsiah tsò nn̄g nî puànn, </text:p>
        <text:p text:style-name="P1"/>
        <text:p text:style-name="P1">伊就精神病發作。</text:p>
        <text:p text:style-name="P1">i tō tsing-sîn-pēnn huat-tsok. </text:p>
        <text:p text:style-name="P1"/>
        <text:p text:style-name="P1">軍方佇伊出院了後隨強制辦退伍，</text:p>
        <text:p text:style-name="P1">Kun-hong tī i tshut-īnn liáu-āu suî kiông-tsè pān thè-ngóo, </text:p>
        <text:p text:style-name="P1"/>
        <text:p text:style-name="P1">兩個月後伊又閣發生車禍，</text:p>
        <text:p text:style-name="P1">nn̄g kò gue̍h āu i iū-koh huat-sing tshia-hō, </text:p>
        <text:p text:style-name="P1"/>
        <text:p text:style-name="P1">挵甲真嚴重。</text:p>
        <text:p text:style-name="P1">lòng kah tsin giâm-tiōng. </text:p>
        <text:p text:style-name="P1"/>
        <text:p text:style-name="P1">病院親像咧修理家私頭仔仝款，</text:p>
        <text:p text:style-name="P1">Pēnn-īnn tshin-tshiūnn teh siu-lí ke-si-thâu-á kāng-khuán, </text:p>
        <text:p text:style-name="P1"/>
        <text:p text:style-name="P1">遮補遐紩，</text:p>
        <text:p text:style-name="P1">tsia póo hia thīnn, </text:p>
        <text:p text:style-name="P1"/>
        <text:p text:style-name="P1">終其尾共伊救轉來。</text:p>
        <text:p text:style-name="P1">tsiong-kî-bué kā i kiù --tńg-lâi.</text:p>
        <text:p text:style-name="P1"/>
        <text:p text:style-name="P1"/>
        <text:p text:style-name="P1"/>
        <text:p text:style-name="P1"/>
        <text:p text:style-name="P1">車禍了後，</text:p>
        <text:p text:style-name="P1">Tshia-hō liáu-āu, </text:p>
        <text:p text:style-name="P1"/>
        <text:p text:style-name="P1">因為有傷著頭殼，</text:p>
        <text:p text:style-name="P1">in-uī ū siong-tio̍h thâu-khak, </text:p>
        <text:p text:style-name="P1"/>
        <text:p text:style-name="P1">伊的反應已經無較早遐精光矣，</text:p>
        <text:p text:style-name="P1">i ê huán-ìng í-king bô khah-tsá hiah tsing-kong --ah, </text:p>
        <text:p text:style-name="P1"/>
        <text:p text:style-name="P1">毋過阮嘛是用耐心佮愛心陪伊復健。</text:p>
        <text:p text:style-name="P1">m̄-koh guán mā sī iōng nāi-sim kah ài-sim puê i ho̍k-kiān. </text:p>
        <text:p text:style-name="P1"/>
        <text:p text:style-name="P1">精神科的藥仔，</text:p>
        <text:p text:style-name="P1">Tsing-sîn-kho ê io̍h-á, </text:p>
        <text:p text:style-name="P1"/>
        <text:p text:style-name="P1">一日三頓加宵夜，</text:p>
        <text:p text:style-name="P1">tsi̍t ji̍t sann tǹg ka siau-iā, </text:p>
        <text:p text:style-name="P1"/>
        <text:p text:style-name="P1">毋敢凊彩閬。</text:p>
        <text:p text:style-name="P1">m̄ kánn tshìn-tshái làng. </text:p>
        <text:p text:style-name="P1"/>
        <text:p text:style-name="P1">醫生有交代，</text:p>
        <text:p text:style-name="P1">I-sing ū kau-tài, </text:p>
        <text:p text:style-name="P1"/>
        <text:p text:style-name="P1">藥仔愛照起工食，</text:p>
        <text:p text:style-name="P1">io̍h-á ài tsiàu-khí-kang tsia̍h, </text:p>
        <text:p text:style-name="P1"/>
        <text:p text:style-name="P1">盡量顧予莫閣夯起來，</text:p>
        <text:p text:style-name="P1">tsīn-liōng kòo hōo mài koh giâ --khí-lâi, </text:p>
        <text:p text:style-name="P1"><text:soft-page-break/></text:p>
        <text:p text:style-name="P1">若無，</text:p>
        <text:p text:style-name="P1">nā-bô, </text:p>
        <text:p text:style-name="P1"/>
        <text:p text:style-name="P1">定定發作對伊的腦細胞有傷害。</text:p>
        <text:p text:style-name="P1">tiānn-tiānn huat-tsok tuì i ê náu-sè-pau ū siong-hāi. </text:p>
        <text:p text:style-name="P1"/>
        <text:p text:style-name="P1">佗一个做人爸母的無向望囡仔健康？</text:p>
        <text:p text:style-name="P1">Tó tsi̍t ê tsò lâng pē-bú --ê bô ǹg-bāng gín-á kiān-khong? </text:p>
        <text:p text:style-name="P1"/>
        <text:p text:style-name="P1">阮共伊攔佇身軀邊，</text:p>
        <text:p text:style-name="P1">Guán kā i ânn tī sin-khu-pinn, </text:p>
        <text:p text:style-name="P1"/>
        <text:p text:style-name="P1">就是向望伊看會使較緊恢復正常人的生活無。</text:p>
        <text:p text:style-name="P1">tō sī ǹg-bāng i khuànn ē-sái khah kín khue-ho̍k tsìng-siông-lâng ê sing-ua̍h --bô.</text:p>
        <text:p text:style-name="P1"/>
        <text:p text:style-name="P1"/>
        <text:p text:style-name="P1"/>
        <text:p text:style-name="P1"/>
        <text:p text:style-name="P1">毋過畢竟是大腦破病，</text:p>
        <text:p text:style-name="P1">M̄-koh pit-kìng sī tuā-náu phuà-pēnn, </text:p>
        <text:p text:style-name="P1"/>
        <text:p text:style-name="P1">便若去揣工課，</text:p>
        <text:p text:style-name="P1">piān-nā khì tshuē khang-khuè, </text:p>
        <text:p text:style-name="P1"/>
        <text:p text:style-name="P1">予人知影伊咧食精神科的藥仔，</text:p>
        <text:p text:style-name="P1">hōo lâng tsai-iánn i teh tsia̍h tsing-sîn-kho ê io̍h-á, </text:p>
        <text:p text:style-name="P1"/>
        <text:p text:style-name="P1">就予同事點油做記號。</text:p>
        <text:p text:style-name="P1">tō hōo tông-sū tiám-iû tsò kì-hō. </text:p>
        <text:p text:style-name="P1"/>
        <text:p text:style-name="P1">食藥仔了後手會掣，</text:p>
        <text:p text:style-name="P1">Tsia̍h io̍h-á liáu-āu tshiú ē tshuah, </text:p>
        <text:p text:style-name="P1"/>
        <text:p text:style-name="P1">較幼路的、</text:p>
        <text:p text:style-name="P1">khah iù-lōo --ê, </text:p>
        <text:p text:style-name="P1"/>
        <text:p text:style-name="P1">愛操作機台的工課阮嘛毋敢予允。</text:p>
        <text:p text:style-name="P1">ài tshau-tsok ki-tâi ê khang-khuè guán mā m̄ kánn hōo ín. </text:p>
        <text:p text:style-name="P1"/>
        <text:p text:style-name="P1">佇康復期，</text:p>
        <text:p text:style-name="P1">Tī khong-ho̍k-kî, </text:p>
        <text:p text:style-name="P1"/>
        <text:p text:style-name="P1">in佮咱仝款攏真正常，</text:p>
        <text:p text:style-name="P1">in kah lán kāng-khuán lóng tsin tsìng-siông, </text:p>
        <text:p text:style-name="P1"/>
        <text:p text:style-name="P1">干干仔媒體對in無友善，</text:p>
        <text:p text:style-name="P1">kan-kan-á muî-thé tuì in bô iú-siān, </text:p>
        <text:p text:style-name="P1"/>
        <text:p text:style-name="P1">定定講in是「無定時的炸彈」，</text:p>
        <text:p text:style-name="P1">tiānn-tiānn kóng in sī “bô tīng-sî ê tsà-tuânn”, </text:p>
        <text:p text:style-name="P1"/>
        <text:p text:style-name="P1">予阮遮的家屬感覺真無奈！</text:p>
        <text:p text:style-name="P1">hōo guán tsia-ê ka-sio̍k kám-kak tsin bô-nāi!</text:p>
        <text:p text:style-name="P1"/>
        <text:p text:style-name="P1"/>
        <text:p text:style-name="P1"/>
        <text:p text:style-name="P1"/>
        <text:p text:style-name="P1">「你有十箍無？」</text:p>
        <text:p text:style-name="P1"><text:soft-page-break/>“Lí ū tsa̍p khoo --bô? ”</text:p>
        <text:p text:style-name="P1"/>
        <text:p text:style-name="P1">後生問我。</text:p>
        <text:p text:style-name="P1">hāu-senn mn̄g --guá.</text:p>
        <text:p text:style-name="P1"/>
        <text:p text:style-name="P1"/>
        <text:p text:style-name="P1"/>
        <text:p text:style-name="P1"/>
        <text:p text:style-name="P1">「你挃十箍欲創啥？」</text:p>
        <text:p text:style-name="P1">“Lí ti̍h tsa̍p khoo beh tshòng siánn?”</text:p>
        <text:p text:style-name="P1"/>
        <text:p text:style-name="P1">伊用指指指佇診療室邊仔的彼台販賣機，</text:p>
        <text:p text:style-name="P1"><text:s/>i iōng kí-tsáinn kí tī tsín-liâu-sik pinn--á ê hit tâi huàn-bē-ki, </text:p>
        <text:p text:style-name="P1"/>
        <text:p text:style-name="P1">原來伊提十箍是欲去橐礦泉水來啉。</text:p>
        <text:p text:style-name="P1">guân-lâi i the̍h tsa̍p khoo sī beh khì lok khòng-tsuânn-tsuí lâi lim. </text:p>
        <text:p text:style-name="P1"/>
        <text:p text:style-name="P1">食藥仔真𠢕喙焦，</text:p>
        <text:p text:style-name="P1">Tsia̍h io̍h-á tsin gâu tshuì-ta, </text:p>
        <text:p text:style-name="P1"/>
        <text:p text:style-name="P1">這嘛是in著愛忍受的副作用之一。</text:p>
        <text:p text:style-name="P1">tse mā sī in tio̍h-ài jím-siū ê hù-tsok-iōng tsi it.</text:p>
        <text:p text:style-name="P1"/>
        <text:p text:style-name="P1"/>
        <text:p text:style-name="P1"/>
        <text:p text:style-name="P1"/>
        <text:p text:style-name="P1">車駛離開病院，</text:p>
        <text:p text:style-name="P1">Tshia sái lī-khui pēnn-īnn, </text:p>
        <text:p text:style-name="P1"/>
        <text:p text:style-name="P1">耳空邊蓋成閣有聽著暗光鳥咧叫的聲。</text:p>
        <text:p text:style-name="P1">hīnn-khang pinn kài sîng koh ū thiann-tio̍h àm-kong-tsiáu teh kiò ê siann. </text:p>
        <text:p text:style-name="P1"/>
        <text:p text:style-name="P1">當頭白日呢，</text:p>
        <text:p text:style-name="P1">Tng-thâu-pe̍h-ji̍t --neh, </text:p>
        <text:p text:style-name="P1"/>
        <text:p text:style-name="P1">這隻當咧痟奅姼仔的暗光鳥，</text:p>
        <text:p text:style-name="P1">tsit tsiah tng-teh siáu phānn tshit-á ê àm-kong-tsiáu, </text:p>
        <text:p text:style-name="P1"/>
        <text:p text:style-name="P1">敢也精神錯亂矣？</text:p>
        <text:p text:style-name="P1">kám iā tsing-sîn tshò-luān --ah?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25:39.114375260</dc:date>
    <meta:editing-duration>PT20S</meta:editing-duration>
    <meta:editing-cycles>1</meta:editing-cycles>
    <meta:document-statistic meta:table-count="0" meta:image-count="0" meta:object-count="0" meta:page-count="4" meta:paragraph-count="140" meta:word-count="1165" meta:character-count="3363" meta:non-whitespace-character-count="2937"/>
    <meta:generator>LibreOffice/5.1.6.2$Linux_X86_64 LibreOffice_project/10m0$Build-2</meta:generator>
  </office:meta>
</office:document-meta>
</file>